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60000004865A81F92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572cm" draw:visible-area-left="0cm" draw:visible-area-top="0cm" draw:visible-area-width="5cm" draw:visible-area-height="5cm" draw:ole-draw-aspect="1"/>
    </style:style>
    <style:style style:name="gr5" style:family="graphic" style:parent-style-name="standard">
      <style:graphic-properties draw:stroke="none" draw:fill="none" fo:min-height="8.534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-title">
      <style:graphic-properties fo:min-height="3.174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paragraph-properties fo:text-align="center"/>
    </style:style>
    <style:style style:name="T1" style:family="text">
      <style:text-properties fo:color="#000000" style:text-line-through-style="none" fo:font-family="Calibri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color="#ff0000" style:text-line-through-style="none" fo:font-family="Calibri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3" style:family="text">
      <style:text-properties fo:color="#ff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color="#000000" style:text-line-through-style="none" fo:font-family="Calibri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6" style:family="text">
      <style:text-properties fo:color="#ff0000" style:text-line-through-style="none" fo:font-family="Calibri" fo:font-size="33pt" fo:letter-spacing="normal" fo:font-style="normal" style:text-underline-style="none" fo:font-weight="bold" style:font-size-asian="33pt" style:font-style-asian="normal" style:font-weight-asian="bold" style:font-size-complex="33pt" style:font-style-complex="normal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2" draw:layer="layout" svg:width="23.114cm" svg:height="7.366cm" svg:x="1.016cm" svg:y="0cm" presentation:class="title" presentation:user-transformed="true">
          <draw:text-box>
            <text:p text:style-name="P1"><text:span text:style-name="T1"><text:s/></text:span><text:span text:style-name="T2">Role of Disorder in Thermal Transport</text:span></text:p>
          </draw:text-box>
        </draw:frame>
        <draw:custom-shape draw:name="Rectangle 2" draw:style-name="gr1" draw:text-style-name="P4" draw:layer="layout" svg:width="1.289cm" svg:height="1.605cm" svg:x="24.209cm" svg:y="-0.035cm">
          <text:p text:style-name="P3"><text:span text:style-name="T3">1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2" draw:layer="layout" svg:width="23.114cm" svg:height="6.578cm" svg:x="1.224cm" svg:y="12.446cm" presentation:class="title" presentation:user-transformed="true">
          <draw:text-box>
            <text:p text:style-name="P1"><text:span text:style-name="T4">Jason Larkin </text:span><text:span text:style-name="T4"><text:line-break/></text:span><text:span text:style-name="T5">Nanoscale Transport Phenomena Laboratory</text:span><text:span text:style-name="T5"><text:line-break/></text:span><text:span text:style-name="T5">Carnegie Mellon Department of Mechanical Engineering</text:span><text:span text:style-name="T5"><text:line-break/></text:span><text:span text:style-name="T6">http://ntpl.me.cmu.edu/</text:span><text:span text:style-name="T5"><text:line-break/></text:span><text:span text:style-name="T5">03/07/20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office:forms form:automatic-focus="false" form:apply-design-mode="false"/>
        <draw:frame presentation:style-name="pr3" draw:layer="layout" svg:width="22.859cm" svg:height="3.174cm" svg:x="1.27cm" svg:y="0.763cm" presentation:class="title" presentation:user-transformed="true">
          <draw:text-box>
            <text:p>This Work Should Have Taken Alot Less Time...</text:p>
          </draw:text-box>
        </draw:frame>
        <draw:frame presentation:style-name="pr3" draw:layer="layout" svg:width="22.859cm" svg:height="9.582cm" svg:x="1.271cm" svg:y="4.236cm" presentation:class="title" presentation:user-transformed="true">
          <draw:text-box>
            <text:p>Case Study:<text:line-break/><text:line-break/>A) Students left to figure everything on their own<text:line-break/><text:line-break/>B) Students with x amount of guidance<text:line-break/><text:line-break/>Test:<text:line-break/><text:line-break/>Amount of Work Performed<text:line-break/><text:line-break/>Amount of “Knowledge” Gained.<text:line-break/><text:line-break/>Global Optimization: Technological Progres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office:forms form:automatic-focus="false" form:apply-design-mode="false"/>
        <draw:frame draw:style-name="gr3" draw:layer="layout" svg:width="19.05cm" svg:height="13.049cm" svg:x="1.778cm" svg:y="2.97cm">
          <draw:text-box>
            <text:p>Tough questions:</text:p>
            <text:p/>
            <text:p/>
            <text:p/>
            <text:p>3 Groups of Workers:</text:p>
            <text:p/>
            <text:p>Manual labor (should be replaced by machines): most people in the world.</text:p>
            <text:p/>
            <text:p/>
            <text:p>Lo-level: most graduate students, most industry workers <text:s/></text:p>
            <text:p/>
            <text:p>Hi-Level: very few graduate students, larger number of professors and industry leaders</text:p>
            <text:p/>
            <text:p>Can argue lo- hi- level based on power-law of citations, etc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19.05cm" svg:height="10.205cm" svg:x="1.778cm" svg:y="1.27cm">
          <draw:text-box>
            <text:p><text:span text:style-name="T7">Strong correlation → great graduate student-&gt;hi-level prof/industry</text:span></text:p>
            <text:p><text:span text:style-name="T7"/></text:p>
            <text:p><text:span text:style-name="T7">Most are lo-level, how do we maximize output from them? <text:s/>They aren't likely to become hi-level anyway, but they form a significant percentage of the total population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For hi-level, how do we maximize the problems they work on?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office:forms form:automatic-focus="false" form:apply-design-mode="false"/>
        <draw:frame presentation:style-name="pr3" draw:layer="layout" svg:width="22.859cm" svg:height="3.174cm" svg:x="1.27cm" svg:y="0.763cm" presentation:class="title">
          <draw:text-box>
            <text:p>Google pitch</text:p>
          </draw:text-box>
        </draw:frame>
        <draw:frame draw:style-name="gr4" draw:layer="layout" svg:width="22.859cm" svg:height="12.571cm" svg:x="1.27cm" svg:y="4.445cm" presentation:class="object" presentation:placeholder="true"/>
        <draw:frame draw:style-name="gr5" draw:layer="layout" svg:width="12.774cm" svg:height="8.784cm" svg:x="1.958cm" svg:y="5.334cm">
          <draw:text-box>
            <text:p>google+: social research</text:p>
            <text:p/>
            <text:p>data mining: extract data structure from .pdf</text:p>
            <text:p/>
            <text:p>chromebook: standard research laptop</text:p>
            <text:p/>
            <text:p>Reduce the time to perform research:</text:p>
            <text:p/>
            <text:p>2 variables:</text:p>
            <text:p/>
            <text:p>1) quality of the researcher</text:p>
            <text:p>2) quality of the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office:forms form:automatic-focus="false" form:apply-design-mode="false"/>
        <draw:frame presentation:style-name="pr3" draw:layer="layout" svg:width="22.859cm" svg:height="3.174cm" svg:x="1.27cm" svg:y="0.363cm" presentation:class="title" presentation:user-transformed="true">
          <draw:text-box>
            <text:p>Method vs. System Size</text:p>
          </draw:text-box>
        </draw:frame>
        <draw:custom-shape draw:style-name="gr6" draw:text-style-name="P7" draw:layer="layout" svg:width="1.27cm" svg:height="1.27cm" svg:x="2.594cm" svg:y="10.7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1cm" svg:height="3.81cm" svg:x="7.62cm" svg:y="8.2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.382cm" svg:height="8.382cm" svg:x="14.936cm" svg:y="3.74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1">
        <office:forms form:automatic-focus="false" form:apply-design-mode="false"/>
        <draw:frame presentation:style-name="pr3" draw:layer="layout" svg:width="22.859cm" svg:height="3.174cm" svg:x="1.27cm" svg:y="0.763cm" presentation:class="title">
          <draw:text-box>
            <text:p>Do vibrational waves in amorphous silicon scatter like light off the sky?</text:p>
          </draw:text-box>
        </draw:frame>
        <draw:frame draw:style-name="gr4" draw:layer="layout" svg:width="22.859cm" svg:height="12.571cm" svg:x="1.27cm" svg:y="4.445cm" presentation:class="object" presentation:placeholder="true"/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office:forms form:automatic-focus="false" form:apply-design-mode="false"/>
        <draw:frame presentation:style-name="pr3" draw:layer="layout" svg:width="22.859cm" svg:height="3.174cm" svg:x="1.27cm" svg:y="0.763cm" presentation:class="title">
          <draw:text-box>
            <text:p>For solar energy conversion, how do we optimize thermal transport?</text:p>
          </draw:text-box>
        </draw:frame>
        <draw:frame draw:style-name="gr4" draw:layer="layout" svg:width="22.859cm" svg:height="12.571cm" svg:x="1.27cm" svg:y="4.445cm" presentation:class="object" presentation:placeholder="true"/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cccccc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3" draw:style-name="Mgr3" draw:text-style-name="MP3" draw:layer="backgroundobjects" svg:width="5.661cm" svg:height="1.904cm" svg:x="19.685cm" svg:y="16.933cm">
        <draw:image xlink:href="Pictures/10000000000000D60000004865A81F92.png" xlink:type="simple" xlink:show="embed" xlink:actuate="onLoad">
          <text:p/>
        </draw:image>
      </draw:frame>
      <draw:frame draw:name="Title 1" presentation:style-name="Mpr1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" draw:text-style-name="MP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edit Master text styles</text:span></text:p>
          <text:p text:style-name="MP8"><text:span text:style-name="MT3">Second level</text:span></text:p>
          <text:p text:style-name="MP8"><text:span text:style-name="MT3">Third level</text:span></text:p>
          <text:p text:style-name="MP8"><text:span text:style-name="MT3">Fourth level</text:span></text:p>
          <text:p text:style-name="MP8"><text:span text:style-name="MT3">Fifth level</text:span></text:p>
        </draw:text-box>
      </draw:frame>
      <draw:frame draw:name="Date Placeholder 3" presentation:style-name="Mpr3" draw:text-style-name="MP10" draw:layer="backgroundobjects" svg:width="0.001cm" svg:height="0.001cm" svg:x="0cm" svg:y="0cm" presentation:class="date-time">
        <draw:text-box>
          <text:p text:style-name="MP9"><text:span text:style-name="MT3"><text:date style:data-style-name="D1" text:date-value="2013-08-05">8/5/13</text:date></text:span></text:p>
        </draw:text-box>
      </draw:frame>
      <draw:frame draw:name="Footer Placeholder 4" presentation:style-name="Mpr3" draw:text-style-name="MP10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3" draw:text-style-name="MP10" draw:layer="backgroundobjects" svg:width="0.001cm" svg:height="0.001cm" svg:x="0cm" svg:y="0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8-05T10:29:12</dc:date>
    <dc:creator>jason </dc:creator>
    <meta:generator>LibreOffice/4.0.2.2$Linux_X86_64 LibreOffice_project/400m0$Build-2</meta:generator>
    <meta:editing-duration>P1DT50M19S</meta:editing-duration>
    <meta:editing-cycles>324</meta:editing-cycles>
    <meta:printed-by>Jason </meta:printed-by>
    <meta:print-date>2012-03-07T15:07:42</meta:print-date>
    <meta:document-statistic meta:object-count="56"/>
  </office:meta>
</office:document-meta>
</file>